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9pt" style:font-size-asian="9pt" style:font-name-complex="Arial1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10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4" style:family="paragraph" style:parent-style-name="Title">
      <style:paragraph-properties fo:text-align="center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5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6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9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2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4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49cm" draw:visible-area-height="1.402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float" office:value="0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</text:user-field-decls>
      <text:p text:style-name="P21"><draw:frame draw:style-name="fr1" draw:name="Objet1" text:anchor-type="as-char" svg:width="6.532cm" svg:height="0.951cm" draw:z-index="0"><draw:object-ole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13"/>
      <text:p text:style-name="P14">FICHE DE PRESCRIPTION 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3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/>
            <text:p text:style-name="P4">Fiche transmise le : <text:s/><text:user-field-get text:name="actioncandidatpersonne_ddaction"/></text:p>
            <text:p text:style-name="P4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4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4">Organisme prescripteur ou référent : </text:p>
            <text:p text:style-name="P4">Adresse : </text:p>
            <text:p text:style-name="P4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Tel : <text:user-field-get text:name="referent_numero_poste"/></text:p>
          </table:table-cell>
          <table:table-cell table:style-name="Tableau1.B3" office:value-type="string">
            <text:p text:style-name="P11">Fax :</text:p>
          </table:table-cell>
          <table:table-cell table:style-name="Tableau1.C3" office:value-type="string">
            <text:p text:style-name="P4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4">Action prescrite et nom du partenaire/prestataire :</text:p>
            <text:p text:style-name="P4"><text:user-field-get text:name="actioncandidatpersonne_motifdemande"/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4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"><text:span text:style-name="T8">Civilité : </text:span><text:span text:style-name="T8"><text:user-field-get text:name="personne_qual"/></text:span></text:p>
                </table:table-cell>
                <table:table-cell table:style-name="Tableau4.B1" office:value-type="string">
                  <text:p text:style-name="P4">Nom : <text:span text:style-name="T8"><text:user-field-get text:name="personne_nom"/></text:span></text:p>
                </table:table-cell>
                <table:table-cell table:style-name="Tableau4.B1" table:number-columns-spanned="2" office:value-type="string">
                  <text:p text:style-name="P4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4">Date de naissance : <text:user-field-get text:name="personne_dtnai"/></text:p>
                  <text:p text:style-name="P4"><text:bookmark-start text:name="__DdeLink__784_736095298"/>Adresse<text:bookmark-end text:name="__DdeLink__784_736095298"/> : <text:user-field-get text:name="adresse_numvoie"/>, <text:user-field-get text:name="adresse_typevoie"/> <text:user-field-get text:name="adresse_nomvoie"/> <text:s/><text:user-field-get text:name="adresse_complideadr"/> <text:user-field-get text:name="adresse_compladr"/> <text:user-field-get text:name="adresse_codepos"/> <text:user-field-get text:name="adresse_locaadr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<text:span text:style-name="T4">Tel </text:span>: <text:user-field-get text:name="personne_numfixe"/></text:p>
                  <text:p text:style-name="P4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4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2">Bénéficiaire du : <text:s text:c="3"/>RSA socle <text:s/><text:span text:style-name="T2"> <text:s/></text:span>RSA majoré <text:s/><text:span text:style-name="T2"></text:span> <text:s text:c="6"/><text:bookmark-start text:name="__DdeLink__294_103728666"/><text:span text:style-name="T6">RSA </text:span><text:bookmark-end text:name="__DdeLink__294_103728666"/><text:span text:style-name="T15">socle + activité</text:span><text:span text:style-name="T9"> </text:span><text:span text:style-name="T2"></text:span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Niveau de diplôme et/ou qualification :</text:p>
                  <text:p text:style-name="P4"/>
                  <text:p text:style-name="P4"/>
                  <text:p text:style-name="P4"/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4">Contrat d’engagement réciproque (CER) : <text:s text:c="3"/><text:span text:style-name="T1"> </text:span>en cours de validité</text:p>
                  <text:p text:style-name="P4"><text:s text:c="71"/><text:span text:style-name="T1"> </text:span>en cours de validation par le CG</text:p>
                </table:table-cell>
                <table:covered-table-cell/>
                <table:covered-table-cell/>
                <table:covered-table-cell/>
              </table:table-row>
            </table:table>
            <text:p text:style-name="P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3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"/>
            <text:p text:style-name="P2">Rendez-vous fixé le : <text:user-field-get style:data-style-name="N79" text:name="actioncandidatpersonne_horairerdvpartenaire">samedi 30 décembre 1899</text:user-field-get> à <text:user-field-get text:name="actioncandidatpersonne_horairerdvpartenaire_time"/> </text:p>
            <text:p text:style-name="P2">avec M. / Mme ...……………………………………………......…….........</text:p>
            <text:h text:style-name="P22" text:outline-level="3">Nom de l’organisme :…………………………………………………………………………………………………………………</text:h>
            <text:p text:style-name="P16"><text:span text:style-name="T14">Adresse : </text:span>…………………………………………………………………………………………………………….........................</text:p>
            <text:p text:style-name="P16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3"><text:span text:style-name="T10">Le bénéficiaire est invité à se munir : CER <text:s/></text:span><text:span text:style-name="T10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0">/ notification CAF </text:span><text:span text:style-name="T10"><text:conditional-text text:condition="ooow:actioncandidatpersonne_pieceallocataire == &quot;Notification CAF&quot;" text:string-value-if-true="☑" text:string-value-if-false="☐" text:current-value="true">☐</text:conditional-text></text:span><text:span text:style-name="T10"> / CV </text:span><text:span text:style-name="T7"><text:conditional-text text:condition="ooow:actioncandidatpersonne_pieceallocataire == &quot;CV&quot;" text:string-value-if-true="☑" text:string-value-if-false="☐" text:current-value="true">☐</text:conditional-text></text:span><text:span text:style-name="T10"> / Autres <text:s/></text:span><text:span text:style-name="T7"><text:conditional-text text:condition="ooow:actioncandidatpersonne_pieceallocataire == &quot;Autres&quot;" text:string-value-if-true="☑ :" text:string-value-if-false="☐" text:current-value="true">☐</text:conditional-text></text:span><text:span text:style-name="T7"> </text:span><text:span text:style-name="T10"><text:user-field-get text:name="actioncandidatpersonne_autrepiece"/></text:span></text:p>
            <text:p text:style-name="P7"/>
          </table:table-cell>
          <table:covered-table-cell/>
          <table:covered-table-cell/>
        </table:table-row>
        <text:soft-page-break/>
        <table:table-row table:style-name="Tableau3.3">
          <table:table-cell table:style-name="Tableau3.A1" table:number-columns-spanned="3" office:value-type="string">
            <text:h text:style-name="P23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7"><text:span text:style-name="T11">La </text:span><text:span text:style-name="T12">bénéficiaire</text:span><text:span text:style-name="T11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1"><text:tab/>le </text:span><text:span text:style-name="T11"><text:user-field-get text:name="actioncandidatpersonne_datebilan"/></text:span></text:p>
            <text:p text:style-name="P19"><text:span text:style-name="T11"><text:s/></text:span><text:span text:style-name="T13"><text:s text:c="55"/>Non <text:s text:c="3"/></text:span><text:span text:style-name="T13"><text:conditional-text text:condition="ooow:actioncandidatpersonne_bilanvenu == &quot;Non Venu(e)&quot;" text:string-value-if-true="☑" text:string-value-if-false="☐ " text:current-value="true">☐ </text:conditional-text></text:span></text:p>
            <text:p text:style-name="P18">Date de retour de la fiche au prescripteur ou au référent : <text:user-field-get text:name="actioncandidatpersonne_dfaction"/></text:p>
            <text:p text:style-name="P15"><draw:line text:anchor-type="char" draw:z-index="1" draw:style-name="gr1" draw:text-style-name="P25" svg:x1="-0.191cm" svg:y1="0.018cm" svg:x2="-0.191cm" svg:y2="0.018cm"><text:p/></draw:line>Observations :</text:p>
            <text:p text:style-name="P15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/>
            <text:p text:style-name="P5">Prescripteur / référent</text:p>
            <text:p text:style-name="P5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9"/>
            <text:p text:style-name="P5">Allocataire </text:p>
            <text:p text:style-name="P5">(Je m’engage à me rendre au rendez-vous fixé)</text:p>
          </table:table-cell>
          <table:table-cell table:style-name="Tableau3.A5" office:value-type="string">
            <text:p text:style-name="P9"/>
            <text:p text:style-name="P5">Prestataire / partenaire</text:p>
          </table:table-cell>
        </table:table-row>
        <table:table-row table:style-name="Tableau3.5">
          <table:table-cell table:style-name="Tableau3.A5" office:value-type="string">
            <text:p text:style-name="P6">Nom, date, signature et cachet</text:p>
          </table:table-cell>
          <table:table-cell table:style-name="Tableau3.A5" office:value-type="string">
            <text:p text:style-name="P6"/>
          </table:table-cell>
          <table:table-cell table:style-name="Tableau3.A5" office:value-type="string">
            <text:p text:style-name="P6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03-10T17:52:57.01</dc:date>
    <meta:print-date>2010-11-16T15:07:00</meta:print-date>
    <meta:editing-cycles>160</meta:editing-cycles>
    <meta:editing-duration>PT580H35M43S</meta:editing-duration>
    <meta:generator>OpenOffice.org/3.2$Win32 OpenOffice.org_project/320m12$Build-9483</meta:generator>
    <meta:document-statistic meta:table-count="4" meta:image-count="0" meta:object-count="1" meta:page-count="2" meta:paragraph-count="46" meta:word-count="230" meta:character-count="1682"/>
  </office:meta>
</office:document-meta>
</file>